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17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75.71mm"/>
    </style:style>
    <style:style style:name="co4" style:family="table-column">
      <style:table-column-properties fo:break-before="auto" style:column-width="87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_prefi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ent_id/id</text:p>
          </table:table-cell>
        </table:table-row>
        <table:table-row table:style-name="ro2">
          <table:table-cell table:style-name="ce2" table:formula="of:=CONCATENATE(&quot;xtiger_gp_&quot;;SUBSTITUTE([.B2];&quot;.&quot;;&quot;_&quot;))" office:value-type="string" office:string-value="xtiger_gp_1" calcext:value-type="string">
            <text:p>xtiger_gp_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Ativo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];&quot;.&quot;;&quot;_&quot;))" office:value-type="string" office:string-value="xtiger_gp_1_1" calcext:value-type="string">
            <text:p>xtiger_gp_1_1</text:p>
          </table:table-cell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tivo Circulante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4];&quot;.&quot;;&quot;_&quot;))" office:value-type="string" office:string-value="xtiger_gp_1_1_1" calcext:value-type="string">
            <text:p>xtiger_gp_1_1_1</text:p>
          </table:table-cell>
          <table:table-cell table:style-name="ce3" office:value-type="string" calcext:value-type="string">
            <text:p>1.1.1</text:p>
          </table:table-cell>
          <table:table-cell table:style-name="ce3" office:value-type="string" calcext:value-type="string">
            <text:p>Caixa e Equivalentes de Caixa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5];&quot;.&quot;;&quot;_&quot;))" office:value-type="string" office:string-value="xtiger_gp_1_1_2" calcext:value-type="string">
            <text:p>xtiger_gp_1_1_2</text:p>
          </table:table-cell>
          <table:table-cell table:style-name="ce3" office:value-type="string" calcext:value-type="string">
            <text:p>1.1.2</text:p>
          </table:table-cell>
          <table:table-cell table:style-name="ce3" office:value-type="string" calcext:value-type="string">
            <text:p>Contas a Receber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6];&quot;.&quot;;&quot;_&quot;))" office:value-type="string" office:string-value="xtiger_gp_1_1_3" calcext:value-type="string">
            <text:p>xtiger_gp_1_1_3</text:p>
          </table:table-cell>
          <table:table-cell table:style-name="ce3" office:value-type="string" calcext:value-type="string">
            <text:p>1.1.3</text:p>
          </table:table-cell>
          <table:table-cell table:style-name="ce3" office:value-type="string" calcext:value-type="string">
            <text:p>Estoque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7];&quot;.&quot;;&quot;_&quot;))" office:value-type="string" office:string-value="xtiger_gp_1_1_4" calcext:value-type="string">
            <text:p>xtiger_gp_1_1_4</text:p>
          </table:table-cell>
          <table:table-cell table:style-name="ce3" office:value-type="string" calcext:value-type="string">
            <text:p>1.1.4</text:p>
          </table:table-cell>
          <table:table-cell table:style-name="ce3" office:value-type="string" calcext:value-type="string">
            <text:p>Outros Crédito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8];&quot;.&quot;;&quot;_&quot;))" office:value-type="string" office:string-value="xtiger_gp_1_3" calcext:value-type="string">
            <text:p>xtiger_gp_1_3</text:p>
          </table:table-cell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tivo Não Circulante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9];&quot;.&quot;;&quot;_&quot;))" office:value-type="string" office:string-value="xtiger_gp_1_3_1" calcext:value-type="string">
            <text:p>xtiger_gp_1_3_1</text:p>
          </table:table-cell>
          <table:table-cell table:style-name="ce3" office:value-type="string" calcext:value-type="string">
            <text:p>1.3.1</text:p>
          </table:table-cell>
          <table:table-cell table:style-name="ce3" office:value-type="string" calcext:value-type="string">
            <text:p>Realizável a Longo Prazo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0];&quot;.&quot;;&quot;_&quot;))" office:value-type="string" office:string-value="xtiger_gp_1_3_2" calcext:value-type="string">
            <text:p>xtiger_gp_1_3_2</text:p>
          </table:table-cell>
          <table:table-cell table:style-name="ce3" office:value-type="string" calcext:value-type="string">
            <text:p>1.3.2</text:p>
          </table:table-cell>
          <table:table-cell table:style-name="ce3" office:value-type="string" calcext:value-type="string">
            <text:p>Investimento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1];&quot;.&quot;;&quot;_&quot;))" office:value-type="string" office:string-value="xtiger_gp_1_3_3" calcext:value-type="string">
            <text:p>xtiger_gp_1_3_3</text:p>
          </table:table-cell>
          <table:table-cell table:style-name="ce3" office:value-type="string" calcext:value-type="string">
            <text:p>1.3.3</text:p>
          </table:table-cell>
          <table:table-cell table:style-name="ce3" office:value-type="string" calcext:value-type="string">
            <text:p>Imobilizado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2];&quot;.&quot;;&quot;_&quot;))" office:value-type="string" office:string-value="xtiger_gp_1_3_4" calcext:value-type="string">
            <text:p>xtiger_gp_1_3_4</text:p>
          </table:table-cell>
          <table:table-cell table:style-name="ce3" office:value-type="string" calcext:value-type="string">
            <text:p>1.3.4</text:p>
          </table:table-cell>
          <table:table-cell table:style-name="ce3" office:value-type="string" calcext:value-type="string">
            <text:p>Intangível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3];&quot;.&quot;;&quot;_&quot;))" office:value-type="string" office:string-value="xtiger_gp_2" calcext:value-type="string">
            <text:p>xtiger_gp_2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Passivo e Patrimônio Líquido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4];&quot;.&quot;;&quot;_&quot;))" office:value-type="string" office:string-value="xtiger_gp_2_1" calcext:value-type="string">
            <text:p>xtiger_gp_2_1</text:p>
          </table:table-cell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Passivo Circulante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5];&quot;.&quot;;&quot;_&quot;))" office:value-type="string" office:string-value="xtiger_gp_2_1_1" calcext:value-type="string">
            <text:p>xtiger_gp_2_1_1</text:p>
          </table:table-cell>
          <table:table-cell table:style-name="ce3" office:value-type="string" calcext:value-type="string">
            <text:p>2.1.1</text:p>
          </table:table-cell>
          <table:table-cell table:style-name="ce3" office:value-type="string" calcext:value-type="string">
            <text:p>Fornecedores Nacionai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6];&quot;.&quot;;&quot;_&quot;))" office:value-type="string" office:string-value="xtiger_gp_2_1_2" calcext:value-type="string">
            <text:p>xtiger_gp_2_1_2</text:p>
          </table:table-cell>
          <table:table-cell table:style-name="ce3" office:value-type="string" calcext:value-type="string">
            <text:p>2.1.2</text:p>
          </table:table-cell>
          <table:table-cell table:style-name="ce3" office:value-type="string" calcext:value-type="string">
            <text:p>Empréstimos e Financiamento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7];&quot;.&quot;;&quot;_&quot;))" office:value-type="string" office:string-value="xtiger_gp_2_1_3" calcext:value-type="string">
            <text:p>xtiger_gp_2_1_3</text:p>
          </table:table-cell>
          <table:table-cell table:style-name="ce3" office:value-type="string" calcext:value-type="string">
            <text:p>2.1.3</text:p>
          </table:table-cell>
          <table:table-cell table:style-name="ce3" office:value-type="string" calcext:value-type="string">
            <text:p>Obrigações Fiscai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8];&quot;.&quot;;&quot;_&quot;))" office:value-type="string" office:string-value="xtiger_gp_2_1_4" calcext:value-type="string">
            <text:p>xtiger_gp_2_1_4</text:p>
          </table:table-cell>
          <table:table-cell table:style-name="ce3" office:value-type="string" calcext:value-type="string">
            <text:p>2.1.4</text:p>
          </table:table-cell>
          <table:table-cell table:style-name="ce3" office:value-type="string" calcext:value-type="string">
            <text:p>Obrigações Trabalhistas e Sociai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19];&quot;.&quot;;&quot;_&quot;))" office:value-type="string" office:string-value="xtiger_gp_2_1_5" calcext:value-type="string">
            <text:p>xtiger_gp_2_1_5</text:p>
          </table:table-cell>
          <table:table-cell table:style-name="ce3" office:value-type="string" calcext:value-type="string">
            <text:p>2.1.5</text:p>
          </table:table-cell>
          <table:table-cell table:style-name="ce3" office:value-type="string" calcext:value-type="string">
            <text:p>Contas a Pagar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0];&quot;.&quot;;&quot;_&quot;))" office:value-type="string" office:string-value="xtiger_gp_2_1_6" calcext:value-type="string">
            <text:p>xtiger_gp_2_1_6</text:p>
          </table:table-cell>
          <table:table-cell table:style-name="ce3" office:value-type="string" calcext:value-type="string">
            <text:p>2.1.6</text:p>
          </table:table-cell>
          <table:table-cell table:style-name="ce3" office:value-type="string" calcext:value-type="string">
            <text:p>Provisõe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1];&quot;.&quot;;&quot;_&quot;))" office:value-type="string" office:string-value="xtiger_gp_2_2" calcext:value-type="string">
            <text:p>xtiger_gp_2_2</text:p>
          </table:table-cell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Passivo Não Circulante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2];&quot;.&quot;;&quot;_&quot;))" office:value-type="string" office:string-value="xtiger_gp_2_2_1" calcext:value-type="string">
            <text:p>xtiger_gp_2_2_1</text:p>
          </table:table-cell>
          <table:table-cell table:style-name="ce3" office:value-type="string" calcext:value-type="string">
            <text:p>2.2.1</text:p>
          </table:table-cell>
          <table:table-cell table:style-name="ce3" office:value-type="string" calcext:value-type="string">
            <text:p>Financiamento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3];&quot;.&quot;;&quot;_&quot;))" office:value-type="string" office:string-value="xtiger_gp_2_2_2" calcext:value-type="string">
            <text:p>xtiger_gp_2_2_2</text:p>
          </table:table-cell>
          <table:table-cell table:style-name="ce3" office:value-type="string" calcext:value-type="string">
            <text:p>2.2.2</text:p>
          </table:table-cell>
          <table:table-cell table:style-name="ce3" office:value-type="string" calcext:value-type="string">
            <text:p>Outras Contas a Pagar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4];&quot;.&quot;;&quot;_&quot;))" office:value-type="string" office:string-value="xtiger_gp_2_3" calcext:value-type="string">
            <text:p>xtiger_gp_2_3</text:p>
          </table:table-cell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Patrimônio Líquido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5];&quot;.&quot;;&quot;_&quot;))" office:value-type="string" office:string-value="xtiger_gp_2_3_1" calcext:value-type="string">
            <text:p>xtiger_gp_2_3_1</text:p>
          </table:table-cell>
          <table:table-cell table:style-name="ce3" office:value-type="string" calcext:value-type="string">
            <text:p>2.3.1</text:p>
          </table:table-cell>
          <table:table-cell table:style-name="ce3" office:value-type="string" calcext:value-type="string">
            <text:p>Capital Social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6];&quot;.&quot;;&quot;_&quot;))" office:value-type="string" office:string-value="xtiger_gp_2_3_2" calcext:value-type="string">
            <text:p>xtiger_gp_2_3_2</text:p>
          </table:table-cell>
          <table:table-cell table:style-name="ce3" office:value-type="string" calcext:value-type="string">
            <text:p>2.3.2</text:p>
          </table:table-cell>
          <table:table-cell table:style-name="ce3" office:value-type="string" calcext:value-type="string">
            <text:p>Reserva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7];&quot;.&quot;;&quot;_&quot;))" office:value-type="string" office:string-value="xtiger_gp_2_3_3" calcext:value-type="string">
            <text:p>xtiger_gp_2_3_3</text:p>
          </table:table-cell>
          <table:table-cell table:style-name="ce3" office:value-type="string" calcext:value-type="string">
            <text:p>2.3.3</text:p>
          </table:table-cell>
          <table:table-cell table:style-name="ce3" office:value-type="string" calcext:value-type="string">
            <text:p>Passivo Circulante</text:p>
          </table:table-cell>
          <table:table-cell table:style-name="ce4"/>
        </table:table-row>
        <table:table-row table:style-name="ro3">
          <table:table-cell table:style-name="ce2" table:formula="of:=CONCATENATE(&quot;xtiger_gp_&quot;;SUBSTITUTE([.B28];&quot;.&quot;;&quot;_&quot;))" office:value-type="string" office:string-value="xtiger_gp_3" calcext:value-type="string">
            <text:p>xtiger_gp_3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Receitas, Custos e Despesas (Contas de Resultado)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29];&quot;.&quot;;&quot;_&quot;))" office:value-type="string" office:string-value="xtiger_gp_3_1" calcext:value-type="string">
            <text:p>xtiger_gp_3_1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Receita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0];&quot;.&quot;;&quot;_&quot;))" office:value-type="string" office:string-value="xtiger_gp_3_1_1" calcext:value-type="string">
            <text:p>xtiger_gp_3_1_1</text:p>
          </table:table-cell>
          <table:table-cell table:style-name="ce3" office:value-type="string" calcext:value-type="string">
            <text:p>3.1.1</text:p>
          </table:table-cell>
          <table:table-cell table:style-name="ce3" office:value-type="string" calcext:value-type="string">
            <text:p>Receitas de Venda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1];&quot;.&quot;;&quot;_&quot;))" office:value-type="string" office:string-value="xtiger_gp_3_1_2" calcext:value-type="string">
            <text:p>xtiger_gp_3_1_2</text:p>
          </table:table-cell>
          <table:table-cell table:style-name="ce3" office:value-type="string" calcext:value-type="string">
            <text:p>3.1.2</text:p>
          </table:table-cell>
          <table:table-cell table:style-name="ce3" office:value-type="string" calcext:value-type="string">
            <text:p>Receitas Financeira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2];&quot;.&quot;;&quot;_&quot;))" office:value-type="string" office:string-value="xtiger_gp_3_1_3" calcext:value-type="string">
            <text:p>xtiger_gp_3_1_3</text:p>
          </table:table-cell>
          <table:table-cell table:style-name="ce3" office:value-type="string" calcext:value-type="string">
            <text:p>3.1.3</text:p>
          </table:table-cell>
          <table:table-cell table:style-name="ce3" office:value-type="string" calcext:value-type="string">
            <text:p>Outras Receitas Operacionai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3];&quot;.&quot;;&quot;_&quot;))" office:value-type="string" office:string-value="xtiger_gp_3_2" calcext:value-type="string">
            <text:p>xtiger_gp_3_2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Custos e Despesas</text:p>
          </table:table-cell>
          <table:table-cell table:style-name="ce4"/>
        </table:table-row>
        <table:table-row table:style-name="ro3">
          <table:table-cell table:style-name="ce2" table:formula="of:=CONCATENATE(&quot;xtiger_gp_&quot;;SUBSTITUTE([.B34];&quot;.&quot;;&quot;_&quot;))" office:value-type="string" office:string-value="xtiger_gp_3_2_1" calcext:value-type="string">
            <text:p>xtiger_gp_3_2_1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Custos dos Produtos, Mercadorias e Serviços Vendido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5];&quot;.&quot;;&quot;_&quot;))" office:value-type="string" office:string-value="xtiger_gp_3_2_2" calcext:value-type="string">
            <text:p>xtiger_gp_3_2_2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Despesas Operacionai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6];&quot;.&quot;;&quot;_&quot;))" office:value-type="string" office:string-value="xtiger_gp_3_2_3" calcext:value-type="string">
            <text:p>xtiger_gp_3_2_3</text:p>
          </table:table-cell>
          <table:table-cell table:style-name="ce3" office:value-type="string" calcext:value-type="string">
            <text:p>3.2.3</text:p>
          </table:table-cell>
          <table:table-cell table:style-name="ce3" office:value-type="string" calcext:value-type="string">
            <text:p>Despesas Financeira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7];&quot;.&quot;;&quot;_&quot;))" office:value-type="string" office:string-value="xtiger_gp_3_2_4" calcext:value-type="string">
            <text:p>xtiger_gp_3_2_4</text:p>
          </table:table-cell>
          <table:table-cell table:style-name="ce3" office:value-type="string" calcext:value-type="string">
            <text:p>3.2.4</text:p>
          </table:table-cell>
          <table:table-cell table:style-name="ce3" office:value-type="string" calcext:value-type="string">
            <text:p>Outras Despesas Operacionais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8];&quot;.&quot;;&quot;_&quot;))" office:value-type="string" office:string-value="xtiger_gp_4" calcext:value-type="string">
            <text:p>xtiger_gp_4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Encerramento</text:p>
          </table:table-cell>
          <table:table-cell table:style-name="ce4"/>
        </table:table-row>
        <table:table-row table:style-name="ro2">
          <table:table-cell table:style-name="ce2" table:formula="of:=CONCATENATE(&quot;xtiger_gp_&quot;;SUBSTITUTE([.B39];&quot;.&quot;;&quot;_&quot;))" office:value-type="string" office:string-value="xtiger_gp_4_1" calcext:value-type="string">
            <text:p>xtiger_gp_4_1</text:p>
          </table:table-cell>
          <table:table-cell table:style-name="ce3" office:value-type="string" calcext:value-type="string">
            <text:p>4.1</text:p>
          </table:table-cell>
          <table:table-cell table:style-name="ce3" office:value-type="string" calcext:value-type="string">
            <text:p>Encerramento do Exercicio</text:p>
          </table:table-cell>
          <table:table-cell table:style-name="ce4"/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9T13:55:42.151312198</dc:date>
    <meta:editing-duration>PT2H6M59S</meta:editing-duration>
    <meta:editing-cycles>1</meta:editing-cycles>
    <meta:document-statistic meta:table-count="1" meta:cell-count="118" meta:object-count="0"/>
    <meta:generator>LibreOffice/6.0.7.3$Linux_X86_64 LibreOffice_project/00m0$Build-3</meta:generator>
  </office:meta>
</office:document-meta>
</file>